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officeooo:paragraph-rsid="0014976e"/>
    </style:style>
    <style:style style:name="P4" style:family="paragraph" style:parent-style-name="Heading_20_1">
      <style:text-properties fo:language="en" fo:country="US"/>
    </style:style>
    <style:style style:name="T1" style:family="text">
      <style:text-properties officeooo:rsid="0014976e"/>
    </style:style>
    <style:style style:name="T2" style:family="text">
      <style:text-properties officeooo:rsid="0014bb40"/>
    </style:style>
    <style:style style:name="T3" style:family="text">
      <style:text-properties officeooo:rsid="001528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oal outline</text:h>
      <text:p text:style-name="Standard"/>
      <text:p text:style-name="Standard">1<text:tab/> In Porthaven, the team participate<text:span text:style-name="T1">s</text:span> in the fair's games to become familiar with the game mechanics.</text:p>
      <text:p text:style-name="Standard">2<text:tab/> The team crosses the door to look for Howl, but shortly afterwards <text:span text:style-name="T1">they</text:span> come back fleeing Layton's monsters and leave the castle.</text:p>
      <text:p text:style-name="Standard">3<text:tab/> 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p text:style-name="Standard">4<text:tab/> In Salt Marina, the goal is to gather information about what happened to Howl. The team is in the middle of an attack by Layton's monsters at the bazaar, and fight<text:span text:style-name="T1">s</text:span> with the city's soldiers.</text:p>
      <text:p text:style-name="P3">5<text:tab/> In the Roaring Hills, the group of friends saves a small village from its <text:span text:style-name="T1">leader</text:span>, turned into a horrible monster after having gone to the capital to talk to the king. <text:span text:style-name="T1">Both</text:span> <text:span text:style-name="T1">terrorized Radme for days</text:span>. Once <text:span text:style-name="T1">they save</text:span> the village chief they get important information <text:span text:style-name="T1">about</text:span> how to get to the capital without being discovered by the enemy.</text:p>
      <text:p text:style-name="Standard">6<text:tab/> 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him to open a passage to the castle, passing through the sewers, and then free the soldiers from the <text:span text:style-name="T1">mud</text:span>. Once they succeeded in the mission they must find Ben who will tell <text:span text:style-name="T1">them</text:span> to reach the king.</text:p>
      <text:p text:style-name="Standard">7<text:tab/> Once they reach the clearing they must help the king with sub-quests and get additional information about <text:s/>Howl. When Layton arrives their goal will <text:span text:style-name="T1">be </text:span>first to <text:span text:style-name="T1">fight</text:span> his army and, later, to hide by order of the king, when the situation is desperate, try<text:span text:style-name="T1">ing</text:span> to save <text:span text:style-name="T1">them</text:span>sel<text:span text:style-name="T3">ves</text:span>.</text:p>
      <text:p text:style-name="Standard">8<text:tab/> In the swamps, the goal is to overcome hordes of monsters and enigmas to reach the dark mountain.</text:p>
      <text:p text:style-name="Standard">9<text:tab/> At the dark mountain after being able to <text:span text:style-name="T2">cross</text:span> the huge gate, manipulating the complex system of levers and buttons of the castle, they will make their way through the various rooms <text:span text:style-name="T2">looking</text:span> for the experience of Howl. Once they found <text:span text:style-name="T2">it</text:span> they must escape from the fortress <text:span text:style-name="T2">coming back to</text:span> Cal.</text:p>
      <text:p text:style-name="Standard">10<text:tab/> Back in Cal their primary goal is to find Howl <text:span text:style-name="T2">(orphan child)</text:span>. To do so they cross the city in the midst of the uprising led by Ben and, when they find them, they save them from a dangerous situation and contribute to the liberation of Cal. After that they will help Howl, <text:span text:style-name="T2">back to </text:span>adult<text:span text:style-name="T2">hood</text:span>, to make the boots of the seven leagues, <text:span text:style-name="T2">which</text:span> they will use to return to Ingary. If all the support sidequests for the uprising have been completed in level 6, Cal is free when the team <text:span text:style-name="T2">leaves</text:span>. Otherwise <text:span text:style-name="T3">Layton’s monsters quell the rebellion </text:span>and Ben's friends <text:span text:style-name="T3">are</text:span> defeated.</text:p>
      <text:p text:style-name="Standard">11<text:tab/> Freed Howl <text:span text:style-name="T2">they </text:span>return to Ingary and clash against Layton's army in Porthaven, but Howl is not yet in full force and <text:span text:style-name="T2">they</text:span> fall back to Kingsbury.</text:p>
      <text:p text:style-name="Standard">12<text:tab/> <text:span text:style-name="T2">In</text:span> Kingsbury Suliman helps Howl <text:span text:style-name="T2">to</text:span> recover completely and <text:span text:style-name="T2">the team </text:span>defeat<text:span text:style-name="T2">s</text:span> Layton.</text:p>
      <text:p text:style-name="Standard">SIDE GOAL (<text:span text:style-name="T2">whole world</text:span>): Search for pieces of <text:span text:style-name="T2">Heen</text:span> <text:span text:style-name="T2">lost</text:span> by the <text:span text:style-name="T2">W</text:span>itch of the <text:span text:style-name="T2">W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21T19:19:44.845000000</dc:date>
    <meta:editing-duration>PT1H15M35S</meta:editing-duration>
    <meta:editing-cycles>12</meta:editing-cycles>
    <meta:generator>LibreOffice/6.1.2.1$Windows_X86_64 LibreOffice_project/65905a128db06ba48db947242809d14d3f9a93fe</meta:generator>
    <meta:document-statistic meta:table-count="1" meta:image-count="0" meta:object-count="0" meta:page-count="1" meta:paragraph-count="16" meta:word-count="596" meta:character-count="3310" meta:non-whitespace-character-count="2718"/>
    <meta:template xlink:type="simple" xlink:actuate="onRequest" xlink:title="" xlink:href="../MasterGameDesignDocument.odm" meta:date="2018-11-19T16:31:46.967000000"/>
  </office:meta>
</office:document-meta>
</file>